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556" officeooo:paragraph-rsid="00113556"/>
    </style:style>
    <style:style style:name="P2" style:family="paragraph" style:parent-style-name="Standard">
      <style:text-properties officeooo:rsid="00113556" officeooo:paragraph-rsid="0024665f"/>
    </style:style>
    <style:style style:name="P3" style:family="paragraph" style:parent-style-name="Standard">
      <style:text-properties officeooo:rsid="00163c9f" officeooo:paragraph-rsid="00163c9f"/>
    </style:style>
    <style:style style:name="P4" style:family="paragraph" style:parent-style-name="Standard">
      <style:text-properties style:text-underline-style="solid" style:text-underline-width="auto" style:text-underline-color="font-color" officeooo:rsid="00163c9f" officeooo:paragraph-rsid="00163c9f"/>
    </style:style>
    <style:style style:name="P5" style:family="paragraph" style:parent-style-name="Standard">
      <style:text-properties style:text-underline-style="solid" style:text-underline-width="auto" style:text-underline-color="font-color" officeooo:rsid="00113556" officeooo:paragraph-rsid="00113556"/>
    </style:style>
    <style:style style:name="P6" style:family="paragraph" style:parent-style-name="Standard">
      <style:text-properties officeooo:rsid="001e3428" officeooo:paragraph-rsid="001e3428"/>
    </style:style>
    <style:style style:name="P7" style:family="paragraph" style:parent-style-name="Standard">
      <style:text-properties officeooo:rsid="0025207d" officeooo:paragraph-rsid="0025207d"/>
    </style:style>
    <style:style style:name="T1" style:family="text">
      <style:text-properties officeooo:rsid="0014b1f6"/>
    </style:style>
    <style:style style:name="T2" style:family="text">
      <style:text-properties officeooo:rsid="00163c9f"/>
    </style:style>
    <style:style style:name="T3" style:family="text">
      <style:text-properties officeooo:rsid="0017f356"/>
    </style:style>
    <style:style style:name="T4" style:family="text">
      <style:text-properties officeooo:rsid="0019a961"/>
    </style:style>
    <style:style style:name="T5" style:family="text">
      <style:text-properties officeooo:rsid="001c43d1"/>
    </style:style>
    <style:style style:name="T6" style:family="text">
      <style:text-properties officeooo:rsid="001de6ef"/>
    </style:style>
    <style:style style:name="T7" style:family="text">
      <style:text-properties officeooo:rsid="001e9007"/>
    </style:style>
    <style:style style:name="T8" style:family="text">
      <style:text-properties officeooo:rsid="0022d224"/>
    </style:style>
    <style:style style:name="T9" style:family="text">
      <style:text-properties officeooo:rsid="0024471c"/>
    </style:style>
    <style:style style:name="T10" style:family="text">
      <style:text-properties officeooo:rsid="0024555f"/>
    </style:style>
    <style:style style:name="T11" style:family="text">
      <style:text-properties officeooo:rsid="0024665f"/>
    </style:style>
    <style:style style:name="T12" style:family="text">
      <style:text-properties officeooo:rsid="0025207d"/>
    </style:style>
    <style:style style:name="T13" style:family="text">
      <style:text-properties fo:font-weight="bold" officeooo:rsid="0024471c" style:font-weight-asian="bold" style:font-weight-complex="bold"/>
    </style:style>
    <style:style style:name="T14" style:family="text">
      <style:text-properties fo:font-weight="bold" officeooo:rsid="001e9007" style:font-weight-asian="bold" style:font-weight-complex="bold"/>
    </style:style>
    <style:style style:name="T15" style:family="text">
      <style:text-properties fo:font-weight="bold" officeooo:rsid="0022d224" style:font-weight-asian="bold" style:font-weight-complex="bold"/>
    </style:style>
    <style:style style:name="T16" style:family="text">
      <style:text-properties fo:font-weight="bold" officeooo:rsid="0025207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marque article </text:p>
      <text:p text:style-name="P1"/>
      <text:p text:style-name="P1">→ le code ne permet pas de reproduire les figures directement, il faut aller changer le training pour avoir accès <text:span text:style-name="T7">aux valeurs des tableaux et autres ?</text:span></text:p>
      <text:p text:style-name="P1"/>
      <text:p text:style-name="P2">→ <text:span text:style-name="T10">il n’y a acun code pour recréer les figures à partir des resultats obtenus (et en effet comme les resultats obtenus ne sont sauvegardés nul part, c’est plus dur d’aller automatiser un script)</text:span></text:p>
      <text:p text:style-name="P1"/>
      <text:p text:style-name="P1">→ <text:span text:style-name="T1">les codes manquent un peu de commentaires… </text:span><text:span text:style-name="T11">même si globalement assez simple, linéaire et lisible</text:span></text:p>
      <text:p text:style-name="P1"/>
      <text:p text:style-name="P1">- <text:span text:style-name="T2">bonnes gestions des paramètres (y compris les datasets et gestions des différentes tâches de l’article)</text:span></text:p>
      <text:p text:style-name="P1"/>
      <text:p text:style-name="P1">-<text:span text:style-name="T3">ils pourraient quand même avoir sauvegarder les poids de leur modèles qui ont permis de générer les resultats !! on ne peut trouver l’etat de leur réseau post entrainement nul part !!</text:span></text:p>
      <text:p text:style-name="P1"/>
      <text:p text:style-name="P1">→ <text:span text:style-name="T5">les citations de Marullo ne permettent pas d’anonymiser l’article correctement comme demand</text:span><text:span text:style-name="T11">é</text:span><text:span text:style-name="T5"> dans ICML</text:span></text:p>
      <text:p text:style-name="P1"/>
      <text:p text:style-name="P1"/>
      <text:p text:style-name="P1"/>
      <text:p text:style-name="P1"/>
      <text:p text:style-name="P1"/>
      <text:p text:style-name="P4">Reprod<text:span text:style-name="T4">uction 3.1. </text:span>digit </text:p>
      <text:p text:style-name="P3"/>
      <text:p text:style-name="P1">- <text:span text:style-name="T2">le code ne permet que de produite la case NFT pour chaque (classifieur, dataset) ? </text:span><text:span text:style-name="T7">Les autres cases (FT, CL, EET) sont à aller chercher dans un article précédent</text:span></text:p>
      <text:p text:style-name="P1">- <text:span text:style-name="T2">l</text:span><text:span text:style-name="T4">es indices de performances ne sont pas clairmeent énoncés ? À aller chercher dans le code… </text:span><text:span text:style-name="T6">et pas direct à trouver ! </text:span><text:span text:style-name="T13">{ estceque error _rate (du tableau) = 100 – accuracy (que donne le code) }<text:tab/></text:span></text:p>
      <text:p text:style-name="P6">- dans l’article il veulent comparer les différentes manières d’entrainer un model avec :</text:p>
      <text:p text:style-name="P6"><text:tab/>-leur manière : preprocessing automatique des images par FT</text:p>
      <text:p text:style-name="P6"><text:tab/>-presentation des données non aleatoires (CL et EET)</text:p>
      <text:p text:style-name="P6"><text:tab/>-mais il manque clairmeent un resultat de comparaison avec learning « classique » (à quelle point ces méthodes servent… bon ok on imagine qu’elles servent parce que CL très connu, mais dans l’idéee c’est important de mettre une baseline sur un modèle « entrainer classiquement »</text:p>
      <text:p text:style-name="P6"/>
      <text:p text:style-name="P6">- <text:span text:style-name="T7">les pvalues sont nulles </text:span><text:span text:style-name="T8">non !</text:span><text:span text:style-name="T7">? Les IC se recoupent toujours ou presque ? (comment ils obtiennet leur intervalle de confiance d’ailleurs ? </text:span><text:span text:style-name="T14">… </text:span><text:span text:style-name="T15">aucune explication sur l’IC utilisé, </text:span><text:span text:style-name="T16">comment on reproduit les IC</text:span><text:span text:style-name="T15">...</text:span></text:p>
      <text:p text:style-name="P6">- <text:span text:style-name="T7">et en plus là où il font un gridsearch pour optimiser leur manière de faire sur les données, estce qu’ils ont optimiser de la même manière les autres méthodes ?</text:span></text:p>
      <text:p text:style-name="P6"/>
      <text:p text:style-name="P7">→ « script_hippo digit » à faire tourner après avoir modifier le train-neural pour récupérer l’accuracy (et la transformer en error_rate)…</text:p>
      <text:p text:style-name="P6"/>
      <text:p text:style-name="P6"/>
      <text:p text:style-name="P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1:21:37.046735621</meta:creation-date>
    <dc:date>2023-01-31T13:22:57.287530865</dc:date>
    <meta:editing-duration>PT1H19M51S</meta:editing-duration>
    <meta:editing-cycles>15</meta:editing-cycles>
    <meta:generator>LibreOffice/7.3.7.2$Linux_X86_64 LibreOffice_project/30$Build-2</meta:generator>
    <meta:document-statistic meta:table-count="0" meta:image-count="0" meta:object-count="0" meta:page-count="1" meta:paragraph-count="17" meta:word-count="376" meta:character-count="2223" meta:non-whitespace-character-count="1857"/>
  </office:meta>
</office:document-meta>
</file>